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8835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0.8917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1.7445in"/>
    </style:style>
    <style:style style:name="co7" style:family="table-column">
      <style:table-column-properties fo:break-before="auto" style:column-width="1.548in"/>
    </style:style>
    <style:style style:name="co8" style:family="table-column">
      <style:table-column-properties fo:break-before="auto" style:column-width="0.7835in"/>
    </style:style>
    <style:style style:name="co9" style:family="table-column">
      <style:table-column-properties fo:break-before="auto" style:column-width="0.6752in"/>
    </style:style>
    <style:style style:name="co10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4" style:family="table-cell" style:parent-style-name="Default" style:data-style-name="N0"/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11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width="0.0138in" svg:stroke-color="#2f528f" svg:stroke-opacity="100%" draw:stroke-linejoin="miter" svg:stroke-linecap="butt" draw:fill="solid" draw:fill-color="#4472c4" draw:opacity="100%" draw:textarea-horizontal-align="left" draw:textarea-vertical-align="top" draw:auto-grow-height="false" draw:auto-grow-width="false" fo:padding-top="0in" fo:padding-bottom="0in" fo:padding-left="0in" fo:padding-right="0in" fo:wrap-option="wrap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solid" draw:fill-color="#4472c4" draw:opacity="100%"/>
      <style:paragraph-properties style:writing-mode="lr-tb" style:font-independent-line-spacing="fals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custom-shape draw:z-index="0" draw:name="Comment 3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1" draw:name="Comment 1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2" draw:name="Comment 2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3" draw:name="Comment 8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4" draw:name="Comment 9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5" draw:name="Comment 6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6" draw:name="Comment 10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7" draw:name="Comment 11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8" draw:name="Comment 12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9" draw:name="Comment 13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frame draw:z-index="10" draw:style-name="gr2" draw:text-style-name="P2" svg:width="12.7449in" svg:height="6.5071in" svg:x="0.6126in" svg:y="1.9906in">
            <draw:object draw:notify-on-update-of-ranges="Tareas.B4:Tareas.B4 Tareas.B5:Tareas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1" draw:style-name="gr2" draw:text-style-name="P2" svg:width="12.8272in" svg:height="6.5492in" svg:x="14.1909in" svg:y="2.0185in">
            <draw:object draw:notify-on-update-of-ranges="Tareas.B5:Tareas.B5 Tareas.B6:Tareas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1015" table:default-cell-style-name="ce14"/>
        <table:table-column table:style-name="co10" table:default-cell-style-name="ce14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office:annotation draw:style-name="gr3" draw:text-style-name="P4" svg:width="0.8665in" svg:height="0.5752in" svg:x="2.7835in" svg:y="0.0083in" draw:caption-point-x="0.2209in" draw:caption-point-y="-0.0043in">
              <dc:date>2022-07-05T00:00:00</dc:date>
              <text:p text:style-name="P3"><text:span text:style-name="T1">Number of available CPUs in the test machine</text:span></text:p>
            </office:annotation>
            <text:p>8</text:p>
          </table:table-cell>
          <table:table-cell table:style-name="ce11" office:value-type="string" calcext:value-type="string" table:number-columns-spanned="5" table:number-rows-spanned="1">
            <text:p>Concurrencia</text:p>
          </table:table-cell>
          <table:covered-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4"/>
          <table:table-cell table:style-name="ce4" office:value-type="string" calcext:value-type="string">
            <text:p>Level:</text:p>
          </table:table-cell>
          <table:table-cell table:style-name="ce5" office:value-type="string" calcext:value-type="string">
            <office:annotation draw:style-name="gr3" draw:text-style-name="P4" svg:width="0.8665in" svg:height="0.5752in" svg:x="2.5165in" svg:y="0.0169in" draw:caption-point-x="0.4878in" draw:caption-point-y="0.1953in">
              <dc:creator>Allan Berrocal</dc:creator>
              <dc:date>2022-07-05T00:00:00</dc:date>
              <text:p text:style-name="P3"><text:span text:style-name="T1">Serial</text:span></text:p>
            </office:annotation>
            <text:p>S</text:p>
          </table:table-cell>
          <table:table-cell table:style-name="ce5" office:value-type="string" calcext:value-type="string">
            <office:annotation draw:style-name="gr3" draw:text-style-name="P4" svg:width="0.9083in" svg:height="0.5665in" svg:x="3.3252in" svg:y="0in" draw:caption-point-x="0.5709in" draw:caption-point-y="0.2122in">
              <dc:date>2022-07-05T00:00:00</dc:date>
              <text:p text:style-name="P3"><text:span text:style-name="T2">Serial version</text:span></text:p>
            </office:annotation>
            <text:p>Bloque</text:p>
          </table:table-cell>
          <table:table-cell table:style-name="ce5" office:value-type="string" calcext:value-type="string">
            <office:annotation draw:style-name="gr3" draw:text-style-name="P4" svg:width="0.9083in" svg:height="0.5665in" svg:x="4.1508in" svg:y="0in" draw:caption-point-x="0.7291in" draw:caption-point-y="0.2122in">
              <dc:date>2022-07-05T00:00:00</dc:date>
              <text:p text:style-name="P3"><text:span text:style-name="T2">Concurrent version (Pthread)</text:span></text:p>
            </office:annotation>
            <text:p>Ciclico</text:p>
          </table:table-cell>
          <table:table-cell table:style-name="ce5" office:value-type="string" calcext:value-type="string">
            <office:annotation draw:style-name="gr3" draw:text-style-name="P4" svg:width="0.9083in" svg:height="0.9583in" svg:x="5.7366in" svg:y="0in" draw:caption-point-x="0.8878in" draw:caption-point-y="0.2122in">
              <dc:date>2022-07-05T00:00:00</dc:date>
              <text:p text:style-name="P3"><text:span text:style-name="T2">Dynamic mapping of numbers (leave empty if you skipped this version)</text:span></text:p>
            </office:annotation>
            <text:p>CiclicoPBloque</text:p>
          </table:table-cell>
          <table:table-cell table:style-name="ce5" office:value-type="string" calcext:value-type="string">
            <office:annotation draw:style-name="gr3" draw:text-style-name="P4" svg:width="0.9083in" svg:height="1.4083in" svg:x="7.1268in" svg:y="0in" draw:caption-point-x="1.0457in" draw:caption-point-y="0.2122in">
              <dc:date>2022-07-05T00:00:00</dc:date>
              <text:p text:style-name="P3"><text:span text:style-name="T2">[Optional]</text:span></text:p>
              <text:p text:style-name="P3"><text:span text:style-name="T2">Dynamic mapping of more grained decomposition (leave empty if you skipped this version)</text:span></text:p>
            </office:annotation>
            <text:p>Dinamico</text:p>
          </table:table-cell>
          <table:table-cell table:style-name="ce5" office:value-type="string" calcext:value-type="string">
            <office:annotation draw:style-name="gr3" draw:text-style-name="P4" svg:width="0.9083in" svg:height="0.5665in" svg:x="7.7512in" svg:y="0in" draw:caption-point-x="1.2043in" draw:caption-point-y="0.2122in">
              <dc:date>2022-07-05T00:00:00</dc:date>
              <text:p text:style-name="P3"><text:span text:style-name="T2">Free proposal</text:span></text:p>
            </office:annotation>
            <text:p>Guiado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4" office:value-type="string" calcext:value-type="string">
            <text:p>Thread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$C$1]" office:value-type="float" office:value="8" calcext:value-type="float">
            <text:p>8</text:p>
          </table:table-cell>
          <table:table-cell table:style-name="ce5" table:formula="of:=[.$C$1]" office:value-type="float" office:value="8" calcext:value-type="float">
            <text:p>8</text:p>
          </table:table-cell>
          <table:table-cell table:style-name="ce5" table:formula="of:=[.$C$1]" office:value-type="float" office:value="8" calcext:value-type="float">
            <text:p>8</text:p>
          </table:table-cell>
          <table:table-cell table:style-name="ce5" table:formula="of:=[.$C$1]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6" office:value-type="string" calcext:value-type="string">
            <office:annotation draw:style-name="gr3" draw:text-style-name="P4" svg:width="0.9083in" svg:height="0.6583in" svg:x="1.25in" svg:y="0in" draw:caption-point-x="0.0791in" draw:caption-point-y="0.6287in">
              <dc:date>2022-07-05T00:00:00</dc:date>
              <text:p text:style-name="P3"><text:span text:style-name="T2">Type the test case used to measure the performance</text:span></text:p>
            </office:annotation>
            <text:p>inputPropio005</text:p>
          </table:table-cell>
          <table:table-cell table:style-name="ce7" office:value-type="string" calcext:value-type="string">
            <text:p>Duration</text:p>
          </table:table-cell>
          <table:table-cell table:style-name="ce8" office:value-type="float" office:value="260.0276" calcext:value-type="float">
            <office:annotation draw:style-name="gr3" draw:text-style-name="P4" svg:width="0.8665in" svg:height="0.5752in" svg:x="2.7835in" svg:y="0.2913in" draw:caption-point-x="0.2209in" draw:caption-point-y="0.3374in">
              <dc:date>2022-07-05T00:00:00</dc:date>
              <text:p text:style-name="P3"><text:span text:style-name="T1">Duration in seconds running with no thread support (main thread calculates everything)</text:span></text:p>
            </office:annotation>
            <text:p>260.03</text:p>
          </table:table-cell>
          <table:table-cell table:style-name="ce8" office:value-type="float" office:value="123.74" calcext:value-type="float">
            <text:p>123.74</text:p>
          </table:table-cell>
          <table:table-cell table:style-name="ce8" office:value-type="float" office:value="62.52" calcext:value-type="float">
            <text:p>62.52</text:p>
          </table:table-cell>
          <table:table-cell table:style-name="ce8" office:value-type="float" office:value="82.933216497" calcext:value-type="float">
            <text:p>82.93</text:p>
          </table:table-cell>
          <table:table-cell table:style-name="ce8" office:value-type="float" office:value="58.376" calcext:value-type="float">
            <text:p>58.38</text:p>
          </table:table-cell>
          <table:table-cell table:style-name="ce8" office:value-type="float" office:value="63.320685487" calcext:value-type="float">
            <text:p>63.32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 office:value-type="float" office:value="1" calcext:value-type="float">
            <office:annotation draw:style-name="gr3" draw:text-style-name="P4" svg:width="0.8665in" svg:height="0.5752in" svg:x="2.7835in" svg:y="0.4165in" draw:caption-point-x="0.2209in" draw:caption-point-y="0.4205in">
              <dc:date>2022-07-05T00:00:00</dc:date>
              <text:p text:style-name="P3"><text:span text:style-name="T1">Type formula here to calculate the speedup relative to the serial version</text:span></text:p>
            </office:annotation>
            <text:p>1.00</text:p>
          </table:table-cell>
          <table:table-cell table:style-name="ce10" table:formula="of:=[.C4]/[.D4]" office:value-type="float" office:value="2.10140294165185" calcext:value-type="float">
            <text:p>2.10</text:p>
          </table:table-cell>
          <table:table-cell table:style-name="ce10" table:formula="of:=[.C4]/[.E4]" office:value-type="float" office:value="4.15911068458093" calcext:value-type="float">
            <text:p>4.16</text:p>
          </table:table-cell>
          <table:table-cell table:style-name="ce10" table:formula="of:=([.C4]/[.F4])" office:value-type="float" office:value="3.13538544606438" calcext:value-type="float">
            <text:p>3.14</text:p>
          </table:table-cell>
          <table:table-cell table:style-name="ce10" table:formula="of:=[.C4]/[.G4]" office:value-type="float" office:value="4.45435795532411" calcext:value-type="float">
            <text:p>4.45</text:p>
          </table:table-cell>
          <table:table-cell table:style-name="ce10" table:formula="of:=([.C4]/[.H4])" office:value-type="float" office:value="4.10651903086843" calcext:value-type="float">
            <text:p>4.11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6" office:value-type="float" office:value="19" calcext:value-type="float">
            <office:annotation draw:style-name="gr3" draw:text-style-name="P4" svg:width="0.9083in" svg:height="0.9583in" svg:x="1.25in" svg:y="0.3248in" draw:caption-point-x="0.0791in" draw:caption-point-y="0.7205in">
              <dc:date>2022-07-05T00:00:00</dc:date>
              <text:p text:style-name="P3"><text:span text:style-name="T2">Type here the input size of the test case used to measure performance.</text:span></text:p>
            </office:annotation>
            <text:p>19</text:p>
          </table:table-cell>
          <table:table-cell table:style-name="ce9" office:value-type="string" calcext:value-type="string">
            <text:p>Efficiency</text:p>
          </table:table-cell>
          <table:table-cell table:style-name="ce10" office:value-type="float" office:value="1" calcext:value-type="float">
            <office:annotation draw:style-name="gr3" draw:text-style-name="P4" svg:width="0.8665in" svg:height="0.5752in" svg:x="2.7835in" svg:y="0.5748in" draw:caption-point-x="0.2209in" draw:caption-point-y="0.4705in">
              <dc:date>2022-07-05T00:00:00</dc:date>
              <text:p text:style-name="P3"><text:span text:style-name="T1">Type formula here to calculate the efficiency relative to the serial version</text:span></text:p>
            </office:annotation>
            <text:p>1.00</text:p>
          </table:table-cell>
          <table:table-cell table:style-name="ce10" table:formula="of:=[.D5]/[.D3]" office:value-type="float" office:value="0.262675367706481" calcext:value-type="float">
            <text:p>0.26</text:p>
          </table:table-cell>
          <table:table-cell table:style-name="ce10" table:formula="of:=[.E5]/[.E3]" office:value-type="float" office:value="0.519888835572617" calcext:value-type="float">
            <text:p>0.52</text:p>
          </table:table-cell>
          <table:table-cell table:style-name="ce10" table:formula="of:=([.F5]/[.F3])" office:value-type="float" office:value="0.391923180758047" calcext:value-type="float">
            <text:p>0.39</text:p>
          </table:table-cell>
          <table:table-cell table:style-name="ce10" table:formula="of:=[.G5]/[.G3]" office:value-type="float" office:value="0.556794744415513" calcext:value-type="float">
            <text:p>0.56</text:p>
          </table:table-cell>
          <table:table-cell table:style-name="ce10" table:formula="of:=([.H5]/[.H3])" office:value-type="float" office:value="0.513314878858554" calcext:value-type="float">
            <text:p>0.51</text:p>
          </table:table-cell>
          <table:table-cell table:style-name="Default" table:number-columns-repeated="6"/>
          <table:table-cell table:number-columns-repeated="1010"/>
        </table:table-row>
        <table:table-row table:style-name="ro1" table:number-rows-repeated="35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2pt" style:font-name-asian="Liberation Sans1" style:font-family-asian="'Liberation Sans1'" style:font-size-asian="12pt" style:font-name-complex="Liberation Sans1" style:font-family-complex="'Liberation Sans1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 style:data-style-name="N2" text:time-value="20:08:22.513685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9-06-11T10:24:21Z</meta:creation-date>
    <dc:date>2022-07-24T20:17:14.351485971</dc:date>
    <meta:editing-cycles>32</meta:editing-cycles>
    <meta:editing-duration>PT4H13M51S</meta:editing-duration>
    <meta:document-statistic meta:table-count="1" meta:cell-count="42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loext:major-origin="0.5" chart:axis-position="start"/>
      <style:graphic-properties svg:stroke-color="#b3b3b3"/>
      <style:text-properties fo:font-size="12pt" fo:font-style="italic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6pt" fo:font-style="italic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2f5597" fo:font-size="16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6pt" style:font-size-asian="10pt" style:font-size-complex="10pt"/>
    </style:style>
    <style:style style:name="ch11" style:family="chart">
      <style:chart-properties chart:auto-position="true" style:rotation-angle="90"/>
      <style:text-properties fo:color="#ffbf00" fo:font-size="13pt" fo:font-style="italic" fo:font-weight="bold" style:font-size-asian="9pt" style:font-size-complex="9pt"/>
    </style:style>
    <style:style style:name="ch12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bf00" draw:fill-color="#ffb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373cm" svg:height="16.529cm" xlink:href=".." xlink:type="simple" chart:class="chart:line" chart:style-name="ch1">
        <chart:title svg:x="11.243cm" svg:y="0.465cm" chart:style-name="ch2">
          <text:p>Proyecto2: Duracion y SpeedUp</text:p>
        </chart:title>
        <chart:legend chart:legend-position="bottom" svg:x="12.419cm" svg:y="15.877cm" style:legend-expansion="wide" chart:style-name="ch3"/>
        <chart:plot-area chart:style-name="ch4" table:cell-range-address="Tareas.C2:Tareas.D2 Tareas.G2:Tareas.G2 Tareas.B4:Tareas.D5 Tareas.G4:Tareas.G5" chart:data-source-has-labels="both" svg:x="2.045cm" svg:y="1.892cm" svg:width="28.254cm" svg:height="12.103cm">
          <chart:coordinate-region svg:x="2.957cm" svg:y="2.198cm" svg:width="25.344cm" svg:height="11.097cm"/>
          <chart:axis chart:dimension="x" chart:name="primary-x" chart:style-name="ch5" chartooo:axis-type="auto">
            <chartooo:date-scale/>
            <chart:title svg:x="13.159cm" svg:y="14.326cm" chart:style-name="ch6">
              <text:p>Version del Programa</text:p>
            </chart:title>
            <chart:categories table:cell-range-address="Tareas.C2:Tareas.C2 Tareas.D2:Tareas.D2 Tareas.G2:Tareas.G2"/>
          </chart:axis>
          <chart:axis chart:dimension="y" chart:name="primary-y" chart:style-name="ch7">
            <chart:title svg:x="0.451cm" svg:y="11.114cm" chart:style-name="ch8">
              <text:p>Duracion en Segundos</text:p>
            </chart:title>
            <chart:grid chart:style-name="ch9" chart:class="major"/>
          </chart:axis>
          <chart:axis chart:dimension="y" chart:name="secondary-y" chart:style-name="ch10">
            <chart:title svg:x="30.947cm" svg:y="8.966cm" chart:style-name="ch11">
              <text:p>SpeedUp</text:p>
            </chart:title>
          </chart:axis>
          <chart:series chart:attached-axis="secondary-y" chart:style-name="ch12" chart:values-cell-range-address="Tareas.C4:Tareas.C4 Tareas.D4:Tareas.D4 Tareas.G4:Tareas.G4" chart:label-cell-address="Tareas.B4:Tareas.B4" chart:class="chart:line">
            <chart:data-point chart:repeated="3"/>
          </chart:series>
          <chart:series chart:attached-axis="primary-y" chart:style-name="ch13" chart:values-cell-range-address="Tareas.C5:Tareas.C5 Tareas.D5:Tareas.D5 Tareas.G5:Tareas.G5" chart:label-cell-address="Tareas.B5:Tareas.B5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Tareas.C2:Tareas.C2 Tareas.D2:Tareas.D2 Tareas.G2:Tareas.G2</svg:desc>
                </draw:g>
              </table:table-cell>
              <table:table-cell office:value-type="string">
                <text:p>Bloque</text:p>
              </table:table-cell>
              <table:table-cell office:value-type="string">
                <text:p>Dinamico</text:p>
              </table:table-cell>
            </table:table-row>
          </table:table-header-rows>
          <table:table-rows>
            <table:table-row>
              <table:table-cell office:value-type="string">
                <text:p>Duration</text:p>
                <draw:g>
                  <svg:desc>Tareas.B4:Tareas.B4</svg:desc>
                </draw:g>
              </table:table-cell>
              <table:table-cell office:value-type="float" office:value="260.0276">
                <text:p>260.0276</text:p>
                <draw:g>
                  <svg:desc>Tareas.C4:Tareas.C4 Tareas.D4:Tareas.D4 Tareas.G4:Tareas.G4</svg:desc>
                </draw:g>
              </table:table-cell>
              <table:table-cell office:value-type="float" office:value="123.74">
                <text:p>123.74</text:p>
              </table:table-cell>
              <table:table-cell office:value-type="float" office:value="58.376">
                <text:p>58.376</text:p>
              </table:table-cell>
            </table:table-row>
            <table:table-row>
              <table:table-cell office:value-type="string">
                <text:p>Speedup</text:p>
                <draw:g>
                  <svg:desc>Tareas.B5:Tareas.B5</svg:desc>
                </draw:g>
              </table:table-cell>
              <table:table-cell office:value-type="float" office:value="1">
                <text:p>1</text:p>
                <draw:g>
                  <svg:desc>Tareas.C5:Tareas.C5 Tareas.D5:Tareas.D5 Tareas.G5:Tareas.G5</svg:desc>
                </draw:g>
              </table:table-cell>
              <table:table-cell office:value-type="float" office:value="2.10140294165185">
                <text:p>2.10140294165185</text:p>
              </table:table-cell>
              <table:table-cell office:value-type="float" office:value="4.45435795532411">
                <text:p>4.45435795532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fo:font-style="italic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start" chart:tick-mark-position="at-label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fo:font-style="italic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8" style:family="chart">
      <style:chart-properties chart:auto-position="true" style:rotation-angle="90"/>
      <style:text-properties fo:color="#004586" fo:font-size="16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3pt" style:font-size-asian="10pt" style:font-size-complex="10pt"/>
    </style:style>
    <style:style style:name="ch11" style:family="chart">
      <style:chart-properties chart:auto-position="true" style:rotation-angle="90"/>
      <style:text-properties fo:color="#ed7d31" fo:font-size="16pt" fo:font-style="italic" fo:font-weight="bold" style:font-size-asian="9pt" style:font-size-complex="9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Long_20_Dash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582cm" svg:height="16.636cm" xlink:href=".." xlink:type="simple" chart:class="chart:line" chart:style-name="ch1">
        <chart:title svg:x="9.741cm" svg:y="0.866cm" chart:style-name="ch2">
          <text:p>Proyecto2: SpeedUp y Eficiencia</text:p>
        </chart:title>
        <chart:legend chart:legend-position="bottom" svg:x="12.329cm" svg:y="15.931cm" style:legend-expansion="wide" chart:style-name="ch3"/>
        <chart:plot-area chart:style-name="ch4" table:cell-range-address="Tareas.C2:Tareas.D2 Tareas.G2:Tareas.G2 Tareas.B5:Tareas.D6 Tareas.G5:Tareas.G6" chart:data-source-has-labels="both" svg:x="1.814cm" svg:y="3.361cm" svg:width="29.673cm" svg:height="11.269cm">
          <chart:coordinate-region svg:x="2.912cm" svg:y="3.614cm" svg:width="27.476cm" svg:height="10.369cm"/>
          <chart:axis chart:dimension="x" chart:name="primary-x" chart:style-name="ch5" chartooo:axis-type="auto">
            <chartooo:date-scale/>
            <chart:title svg:x="13.32cm" svg:y="14.963cm" chart:style-name="ch6">
              <text:p>Versiones del Programa</text:p>
            </chart:title>
            <chart:categories table:cell-range-address="Tareas.C2:Tareas.D2 Tareas.G2:Tareas.G2"/>
          </chart:axis>
          <chart:axis chart:dimension="y" chart:name="primary-y" chart:style-name="ch7">
            <chart:title svg:x="0.216cm" svg:y="10.314cm" chart:style-name="ch8">
              <text:p>SpeedUp</text:p>
            </chart:title>
            <chart:grid chart:style-name="ch9" chart:class="major"/>
          </chart:axis>
          <chart:axis chart:dimension="y" chart:name="secondary-y" chart:style-name="ch10">
            <chart:title svg:x="31.635cm" svg:y="10.42cm" chart:style-name="ch11">
              <text:p>Eficiencia</text:p>
            </chart:title>
          </chart:axis>
          <chart:series chart:attached-axis="primary-y" chart:style-name="ch12" chart:values-cell-range-address="Tareas.C5:Tareas.D5 Tareas.G5:Tareas.G5" chart:label-cell-address="Tareas.B5:Tareas.B5" chart:class="chart:line">
            <chart:data-point chart:repeated="3"/>
          </chart:series>
          <chart:series chart:attached-axis="secondary-y" chart:style-name="ch13" chart:values-cell-range-address="Tareas.C6:Tareas.D6 Tareas.G6:Tareas.G6" chart:label-cell-address="Tareas.B6:Tareas.B6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Tareas.C2:Tareas.D2 Tareas.G2:Tareas.G2</svg:desc>
                </draw:g>
              </table:table-cell>
              <table:table-cell office:value-type="string">
                <text:p>Bloque</text:p>
              </table:table-cell>
              <table:table-cell office:value-type="string">
                <text:p>Dinamico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Tareas.B5:Tareas.B5</svg:desc>
                </draw:g>
              </table:table-cell>
              <table:table-cell office:value-type="float" office:value="1">
                <text:p>1</text:p>
                <draw:g>
                  <svg:desc>Tareas.C5:Tareas.D5 Tareas.G5:Tareas.G5</svg:desc>
                </draw:g>
              </table:table-cell>
              <table:table-cell office:value-type="float" office:value="2.10140294165185">
                <text:p>2.10140294165185</text:p>
              </table:table-cell>
              <table:table-cell office:value-type="float" office:value="4.45435795532411">
                <text:p>4.45435795532411</text:p>
              </table:table-cell>
            </table:table-row>
            <table:table-row>
              <table:table-cell office:value-type="string">
                <text:p>Efficiency</text:p>
                <draw:g>
                  <svg:desc>Tareas.B6:Tareas.B6</svg:desc>
                </draw:g>
              </table:table-cell>
              <table:table-cell office:value-type="float" office:value="1">
                <text:p>1</text:p>
                <draw:g>
                  <svg:desc>Tareas.C6:Tareas.D6 Tareas.G6:Tareas.G6</svg:desc>
                </draw:g>
              </table:table-cell>
              <table:table-cell office:value-type="float" office:value="0.262675367706481">
                <text:p>0.262675367706481</text:p>
              </table:table-cell>
              <table:table-cell office:value-type="float" office:value="0.556794744415513">
                <text:p>0.556794744415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